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text-properties fo:font-size="13pt" fo:font-weight="bold" style:font-size-asian="13pt" style:font-weight-asian="bold" style:font-size-complex="13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size="14pt" style:font-size-asian="14pt" style:font-size-complex="14pt"/>
    </style:style>
    <style:style style:name="P9" style:family="paragraph" style:parent-style-name="Standard" style:list-style-name="WWNum1"/>
    <style:style style:name="P10" style:family="paragraph" style:parent-style-name="Standard" style:list-style-name="WWNum2"/>
    <style:style style:name="P11" style:family="paragraph" style:parent-style-name="Standard" style:list-style-name="WWNum3"/>
    <style:style style:name="P12" style:family="paragraph" style:parent-style-name="Standard" style:list-style-name="WWNum4"/>
    <style:style style:name="P13" style:family="paragraph" style:parent-style-name="Standard" style:list-style-name="WWNum5"/>
    <style:style style:name="P14" style:family="paragraph" style:parent-style-name="Standard" style:list-style-name="WWNum10"/>
    <style:style style:name="P15" style:family="paragraph" style:parent-style-name="Standard" style:list-style-name="WWNum11"/>
    <style:style style:name="P16" style:family="paragraph" style:parent-style-name="Standard" style:list-style-name="WWNum14"/>
    <style:style style:name="P17" style:family="paragraph" style:parent-style-name="Standard" style:list-style-name="WWNum15"/>
    <style:style style:name="P18" style:family="paragraph" style:parent-style-name="Standard">
      <style:paragraph-properties fo:margin-left="0cm" fo:margin-right="0cm" fo:text-indent="-1.27cm" style:auto-text-indent="false"/>
    </style:style>
    <style:style style:name="P19" style:family="paragraph" style:parent-style-name="Standard" style:master-page-name="Standard">
      <style:paragraph-properties fo:text-align="center" style:justify-single-word="false" style:page-number="auto"/>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weight-complex="bold"/>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3pt" style:font-size-asian="13pt" style:font-size-complex="13pt"/>
    </style:style>
    <style:style style:name="T1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1"><text:span text:style-name="T1">Programmation Orientée Objet – Concepts Avancés</text:span></text:p>
      <text:p text:style-name="P2"/>
      <text:p text:style-name="P1"><text:span text:style-name="T1">Cahier des charges – SIM CITY</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RPENTIER Sylvain</text:p>
      <text:p text:style-name="P1">MION Giovanni</text:p>
      <text:p text:style-name="P1">PANCARTE Kenny</text:p>
      <text:p text:style-name="P1"/>
      <text:p text:style-name="P1"/>
      <text:p text:style-name="P1"/>
      <text:p text:style-name="Standard"><text:soft-page-break/><text:span text:style-name="T5">1.Introduction</text:span></text:p>
      <text:p text:style-name="P5"/>
      <text:p text:style-name="Standard"><text:span text:style-name="T5">2.Contexte</text:span></text:p>
      <text:p text:style-name="P5"/>
      <text:p text:style-name="Standard"><text:span text:style-name="T5">3. Description du projet</text:span></text:p>
      <text:p text:style-name="Standard"><text:span text:style-name="T8"><text:tab/>3.1 Objectifs</text:span></text:p>
      <text:p text:style-name="Standard"><text:span text:style-name="T8"><text:tab/>3.2 Produit du projet</text:span></text:p>
      <text:p text:style-name="Standard"><text:span text:style-name="T7"><text:tab/>3.3 Fonctions du produit</text:span></text:p>
      <text:p text:style-name="Standard"><text:span text:style-name="T7"><text:tab/>3.4 Détails des fonctionnalités</text:span></text:p>
      <text:p text:style-name="Standard"><text:span text:style-name="T7"><text:tab/></text:span><text:span text:style-name="T9"><text:tab/></text:span><text:span text:style-name="T10">3.4.1 Environnement du jeu</text:span></text:p>
      <text:p text:style-name="Standard"><text:span text:style-name="T10"><text:tab/><text:tab/>3.4.2 Paramètres de jeu</text:span></text:p>
      <text:p text:style-name="Standard"><text:span text:style-name="T10"><text:tab/><text:tab/>3.4.3 Zones</text:span></text:p>
      <text:p text:style-name="Standard"><text:span text:style-name="T10"><text:tab/><text:tab/>3.4.4 Budget</text:span></text:p>
      <text:p text:style-name="Standard"><text:span text:style-name="T10"><text:tab/><text:tab/>3.4.5 Population</text:span></text:p>
      <text:p text:style-name="Standard"><text:span text:style-name="T10"><text:tab/><text:tab/>3.4.6 Désastres</text:span></text:p>
      <text:p text:style-name="Standard"><text:span text:style-name="T10"><text:tab/><text:tab/>3.4.7 Infrastructures</text:span></text:p>
      <text:p text:style-name="Standard"><text:span text:style-name="T10"><text:tab/><text:tab/>3.4.8 Energie/Alimentation</text:span></text:p>
      <text:p text:style-name="Standard"><text:span text:style-name="T10"><text:tab/><text:tab/>3.4.9 Transports</text:span></text:p>
      <text:p text:style-name="Standard"><text:span text:style-name="T10"><text:tab/><text:tab/>3.4.10 Pollution/Criminalité</text:span></text:p>
      <text:p text:style-name="Standard"><text:span text:style-name="T10"><text:tab/><text:tab/>3.4.11 Sauvegarde et chargement de partie</text:span></text:p>
      <text:p text:style-name="Standard"><text:span text:style-name="T10"><text:tab/><text:tab/>3.4.12 Affichage</text:span></text:p>
      <text:p text:style-name="P6"/>
      <text:p text:style-name="Standard"><text:span text:style-name="T4">4. Contraintes</text:span></text:p>
      <text:p text:style-name="Standard"><text:span text:style-name="T7"><text:tab/>4.1 Contraintes de coûts</text:span></text:p>
      <text:p text:style-name="Standard"><text:span text:style-name="T7"><text:tab/>4.2 Contraintes de délais</text:span></text:p>
      <text:p text:style-name="Standard"><text:span text:style-name="T7"><text:tab/>4.3 Contraintes d'implémentation</text:span></text:p>
      <text:p text:style-name="Standard"><text:span text:style-name="T7"><text:tab/>4.4 Déroulement du projet</text:span></text:p>
      <text:p text:style-name="P7"/>
      <text:p text:style-name="Standard"><text:span text:style-name="T4">5. Propriétés fonctionnelles</text:spa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1673233" text:style-name="WWNum1">
        <text:list-item>
          <text:p text:style-name="P9"><text:soft-page-break/><text:span text:style-name="T8">Introduction</text:span></text:p>
        </text:list-item>
      </text:list>
      <text:p text:style-name="P8"/>
      <text:p text:style-name="P8"/>
      <text:p text:style-name="Standard">Le but de ce projet est de développer une copie du jeu Sim City (sorti en 1989) implémentée en Scala.</text:p>
      <text:p text:style-name="Standard"/>
      <text:p text:style-name="Standard">Notre groupe se compose de :</text:p>
      <text:p text:style-name="Standard">CARPENTIER Sylvain</text:p>
      <text:p text:style-name="Standard">MION Giovanni</text:p>
      <text:p text:style-name="Standard">PANCARTE Kenny</text:p>
      <text:p text:style-name="Standard"/>
      <text:p text:style-name="Standard"/>
      <text:p text:style-name="Standard"/>
      <text:list xml:id="list31665927" text:style-name="WWNum2">
        <text:list-item>
          <text:p text:style-name="P10"><text:span text:style-name="T8">Contexte</text:span></text:p>
        </text:list-item>
      </text:list>
      <text:p text:style-name="P8"/>
      <text:p text:style-name="P8"/>
      <text:p text:style-name="Standard"><text:tab/>Dans le cadre de notre formation en informatique, nous sommes amenés à développer une version du jeu Sim City en utilisant le langage Scala et les notions vues tout au long de notre parcours.</text:p>
      <text:p text:style-name="Standard"><text:tab/>Ce logiciel doit être extensible, modulable et doit ressembler le plus possible à la version Open Source de Sim City nommée Micropolis, qui peut être téléchargée à l'adresse suivante : <text:a xlink:type="simple" xlink:href="http://sourceforge.net/projects/micropolis.mirror/">http://sourceforge.net/projects/micropolis.mirror/</text:a></text:p>
      <text:p text:style-name="Standard"/>
      <text:p text:style-name="Standard"/>
      <text:p text:style-name="Standard"/>
      <text:list xml:id="list31671345" text:style-name="WWNum3">
        <text:list-item>
          <text:p text:style-name="P11"><text:span text:style-name="T8">Description du projet</text:span></text:p>
        </text:list-item>
      </text:list>
      <text:p text:style-name="Standard"/>
      <text:p text:style-name="Standard"/>
      <text:list xml:id="list31673408" text:style-name="WWNum4">
        <text:list-item>
          <text:list>
            <text:list-item>
              <text:p text:style-name="P12"><text:span text:style-name="T3">Objectifs</text:span></text:p>
            </text:list-item>
          </text:list>
        </text:list-item>
      </text:list>
      <text:p text:style-name="Standard"/>
      <text:p text:style-name="Standard"><text:tab/>Obtenir un logiciel reprenant les concepts majeurs du jeu Sim City. Le fonctionnement de ce jeu sera décrit dans la partie 3.5(détails des fonctionnalités).</text:p>
      <text:p text:style-name="Standard"/>
      <text:p text:style-name="Standard"/>
      <text:list xml:id="list31689437" text:style-name="WWNum5">
        <text:list-item>
          <text:list>
            <text:list-item>
              <text:p text:style-name="P13"><text:span text:style-name="T3">Produit du projet</text:span></text:p>
            </text:list-item>
          </text:list>
        </text:list-item>
      </text:list>
      <text:p text:style-name="Standard"><text:tab/></text:p>
      <text:p text:style-name="Standard"><text:tab/>Le produit est un programme développé dans le langage Scala, capable de supporter des modifications ultérieures.</text:p>
      <text:p text:style-name="Standard"/>
      <text:p text:style-name="Standard"/>
      <text:p text:style-name="Standard"><text:span text:style-name="T3">3.3<text:tab/>Fonctions du produit</text:span></text:p>
      <text:p text:style-name="Standard"/>
      <text:p text:style-name="Standard"><text:tab/>Sim City est un jeu de gestion de ville. Le jeu a pour but de simuler une ville de manière simple et amusante.</text:p>
      <text:p text:style-name="Standard"><text:tab/>Le joueur, simulant le maire d'une ville, construit des infrastructures, lève des impôts, gère le budget, la satisfaction des citoyens, la criminalité, la maintenance des voies de circulation, le risque d'incendie. Le jeu n'a pas de fin prédéfinie, le joueur est laissé libre quand au développement de sa ville.</text:p>
      <text:p text:style-name="Standard"><text:tab/>Plus de détails à l'adresse suivante : <text:a xlink:type="simple" xlink:href="http://fr.wikipedia.org/wiki/SimCity_(jeu_vidéo,_1989">http://fr.wikipedia.org/wiki/SimCity_(jeu_vidéo,_1989</text:a>)</text:p>
      <text:p text:style-name="Standard"><text:tab/></text:p>
      <text:p text:style-name="Standard"/>
      <text:p text:style-name="Standard"><text:soft-page-break/><text:span text:style-name="T3">3.4<text:tab/>Détail des fonctionnalités</text:span></text:p>
      <text:p text:style-name="Standard"/>
      <text:p text:style-name="Standard"/>
      <text:p text:style-name="Standard"><text:span text:style-name="T3">3.4.1<text:tab/>Environnement du jeu</text:span></text:p>
      <text:p text:style-name="Standard"/>
      <text:p text:style-name="Standard"><text:tab/>Une ville est un terrain délimité sur lequel sont construits des infrastrucures et où vit une population.</text:p>
      <text:p text:style-name="Standard"><text:tab/>Le jeu se déroule sur une carte interactive générée aléatoirement, composée de zones terrestres, forestières et maritimes ayant des propriétés propres.</text:p>
      <text:p text:style-name="Standard"><text:tab/>Le temps au cours du jeu est modélisé sous forme de tour représentant un mois, impliquant l'évolution du plateau de jeu sur cette échelle temporelle en renvoyant les plaintes de la ville.</text:p>
      <text:p text:style-name="Standard"><text:tab/>Le joueur peut construire sur ces zones des infrastructures selon des règles spécifiques (voir paragraphe 3.5.3).</text:p>
      <text:p text:style-name="Standard"><text:tab/>Ces infrastructures vont influencer les paramètres du jeu (voir paragraphe 3.5.2) et donc influencer la partie.</text:p>
      <text:p text:style-name="Standard"><text:tab/></text:p>
      <text:p text:style-name="Standard"/>
      <text:p text:style-name="Standard"><text:tab/></text:p>
      <text:p text:style-name="Standard"><text:span text:style-name="T3">3.4.2<text:tab/>Paramètres de jeu</text:span></text:p>
      <text:p text:style-name="Standard"/>
      <text:p text:style-name="Standard"><text:tab/>La ville administrée par le joueur est modélisée par la série de paramètres suivants :</text:p>
      <text:list xml:id="list31664372" text:style-name="WWNum10">
        <text:list-item>
          <text:p text:style-name="P14">difficulté : affecte les rentrées et sorties d'argent, et les chances de désastres</text:p>
        </text:list-item>
        <text:list-item>
          <text:p text:style-name="P14">vitesse de jeu: régler la durée d'un tour (super rapide, rapide, normal, lent , pause)</text:p>
        </text:list-item>
      </text:list>
      <text:list xml:id="list31689699" text:style-name="WWNum11">
        <text:list-item>
          <text:p text:style-name="P15">population : nombre d'habitants, lesquels sont caractérisés par leur classe sociale</text:p>
        </text:list-item>
        <text:list-item>
          <text:p text:style-name="P15">pollution : générée par certains bâtiments, elle affecte la croissance de la population</text:p>
        </text:list-item>
        <text:list-item>
          <text:p text:style-name="P15">criminalité : affecte la croissance de la population</text:p>
        </text:list-item>
        <text:list-item>
          <text:p text:style-name="P15">impôts : affectent la population, source de revenus du joueur</text:p>
        </text:list-item>
        <text:list-item>
          <text:p text:style-name="P15">investissements : argent dépensé pour l'entretien des infrastructures (voir)</text:p>
        </text:list-item>
      </text:list>
      <text:p text:style-name="Standard"/>
      <text:p text:style-name="Standard"/>
      <text:p text:style-name="Standard"><text:span text:style-name="T3">3.4.3<text:tab/>Zones</text:span></text:p>
      <text:p text:style-name="Standard"/>
      <text:p text:style-name="Standard">Une carte vierge est constituée de zones de trois types :</text:p>
      <text:p text:style-name="Standard">-Terre : zone constructible sans restriction</text:p>
      <text:p text:style-name="Standard">-Forêt : zone constructible sans restriction absorbant la pollution</text:p>
      <text:p text:style-name="Standard">-Eau : seules les routes et rails peuvent y être construits</text:p>
      <text:p text:style-name="Standard">Au cours de la partie on peut avoir un terrain contaminé suite à une explosion nucléaire qui est inconstructible et qui augmente la pollution.</text:p>
      <text:p text:style-name="Standard"/>
      <text:p text:style-name="Standard"/>
      <text:p text:style-name="Standard"><text:span text:style-name="T3">3.4.4<text:tab/>Budget</text:span></text:p>
      <text:p text:style-name="Standard"/>
      <text:p text:style-name="Standard">Le joueur dispose d'une certaine somme au départ dont il se sert pour construire des infrastructures.</text:p>
      <text:p text:style-name="Standard">Cette somme augmente grâce aux taxes et sert également à l'entretien des infrastructures. </text:p>
      <text:p text:style-name="Standard">Une certaine somme est recommandée pour assurer chaque entretien. Elle est déterminée par le nombre de constructions.</text:p>
      <text:p text:style-name="Standard"/>
      <text:p text:style-name="Standard"><text:span text:style-name="T3">3.4.5<text:tab/>Population</text:span></text:p>
      <text:p text:style-name="Standard"/>
      <text:p text:style-name="Standard">Nombre d'habitants de la ville dont l'évolution dépend des critères du jeu et limité par le nombre de zones résidentielles.</text:p>
      <text:p text:style-name="Standard"/>
      <text:p text:style-name="Standard"><text:soft-page-break/><text:span text:style-name="T3">3.4.6<text:tab/>Désastres</text:span></text:p>
      <text:p text:style-name="Standard"/>
      <text:p text:style-name="Standard">Ce sont des événements déclenchés automatiquement ou par le joueur qui détruisent des bâtiments et affectent la population.</text:p>
      <text:p text:style-name="Standard">Un désastre est représenté par une certaine zone sur la carte, peut se déplacer et dure un certain temps.</text:p>
      <text:p text:style-name="Standard">Ce sont par exemple un Monstre, une Inondation, un Tremblement de Terre, un Incendie, une Tornade, une Catastrophe Nucléaire.</text:p>
      <text:p text:style-name="Standard"/>
      <text:p text:style-name="Standard"><text:s/></text:p>
      <text:p text:style-name="Standard"><text:span text:style-name="T3">3.4.7<text:tab/>Infrastructures</text:span></text:p>
      <text:p text:style-name="Standard"/>
      <text:p text:style-name="Standard">Les infrastructures disponibles et leurs caractéristiques sont les suivantes :</text:p>
      <text:p text:style-name="Standard"/>
      <text:p text:style-name="Standard"><text:tab/>→ zones : elles sont créées par le joueur mais se remplissent et fonctionnent d'elles mêmes.</text:p>
      <text:p text:style-name="Standard">Elles augmentent la criminalité. <text:s/>Ces zones ont une taille de 3x3 zones de terrain et un coût de 100$.</text:p>
      <text:p text:style-name="Standard"><text:tab/><text:tab/>→ résidentielles : elles <text:s/>permettent d'augmenter la population de la ville et correspondent à un certain niveau de richesse (ex : classes moyennes, aisées...).</text:p>
      <text:p text:style-name="Standard"><text:tab/><text:tab/>→ commerciales : elles fournissent du travail à la population (ce qui est un critère de croissance).</text:p>
      <text:p text:style-name="Standard"><text:tab/><text:tab/>→ industrielles : elles fournissent du travail à la population (ce qui est un critère de croissance) mais augmentent la pollution.</text:p>
      <text:p text:style-name="Standard"/>
      <text:p text:style-name="Standard"><text:tab/>→ postes : ont une zone d'effet en fonction du budget alloué. Ils coutent 500$ et ont un taille de 3x3</text:p>
      <text:p text:style-name="Standard"><text:tab/><text:tab/>→ de police : permettent de réduire la criminalité.</text:p>
      <text:p text:style-name="Standard"><text:tab/><text:tab/>→ de pompiers : luttent contre les désastres</text:p>
      <text:p text:style-name="Standard"><text:tab/></text:p>
      <text:p text:style-name="Standard"><text:tab/>→ centrales : alimenter les bâtiments en électricité pour qu'ils soient fonctionnels, elles ont une taille de 4x4</text:p>
      <text:p text:style-name="Standard"><text:tab/><text:tab/><text:tab/>→ au charbon : polluent beaucoup, coutent 3000$</text:p>
      <text:p text:style-name="Standard"><text:tab/><text:tab/><text:tab/>→ nucléaires : sont sujettes à l'explosion et coûtent 5000$, polluent moins</text:p>
      <text:p text:style-name="Standard"/>
      <text:p text:style-name="Standard"><text:tab/>→ aéroports/ports : augmentent la population et le commerce via le tourisme. Ils ont une taille de respectivement 6x6 et 4x4. Ils permettent également de dépasser un cap de population.</text:p>
      <text:p text:style-name="Standard"/>
      <text:p text:style-name="Standard"><text:tab/>→ stade : permet d'augmenter la population et de dépasser un cap.</text:p>
      <text:p text:style-name="Standard"><text:tab/></text:p>
      <text:p text:style-name="Standard"><text:tab/>→ parcs : augmente la population, réduisent la pollution, de manière similaire aux forêts</text:p>
      <text:p text:style-name="Standard"/>
      <text:p text:style-name="Standard"><text:tab/>→ routes et chemins de fer : permettent de relier les différentes infrastructures entre elles, génèrent de la pollution, se détériorent et doivent être entretenues grâce aux investissements décidés dans le budget.</text:p>
      <text:p text:style-name="Standard"/>
      <text:p text:style-name="Standard"><text:tab/>→ lignes électriques : permettent de relier les infrastructures aux centrales afin de les alimenter en énergie et de les rendre fonctionnelles.</text:p>
      <text:p text:style-name="Standard"/>
      <text:p text:style-name="Standard"/>
      <text:p text:style-name="Standard"><text:span text:style-name="T3">3.4.8<text:tab/>Energie / Alimentation</text:span></text:p>
      <text:p text:style-name="Standard"/>
      <text:p text:style-name="Standard">L'électricité est produite dans les centrales. Elle est nécessaire pour que les infrastructures (autres que routes et rails) fonctionnent. Il faut donc que ces infrastructures soient reliées aux centrales via <text:soft-page-break/>les lignes électriques. Notons que deux infrastructures contigües sont reliées électriquement. Une centrale ne peut alimenter qu'un certain nombre d'infrastructures.</text:p>
      <text:p text:style-name="Standard"/>
      <text:p text:style-name="Standard"/>
      <text:p text:style-name="Standard"><text:span text:style-name="T3">3.4.9<text:tab/>Transports</text:span></text:p>
      <text:p text:style-name="Standard"/>
      <text:p text:style-name="Standard">Les transports (routes et rails) forment un réseau permettant de distiller les services dispensés par les infrastructures appartenant à ce réseau les unes aux autres. Par exemple : les habitants d'une zone résidentielle vont travailler dans une zone commerciale reliée par une route. Le trafic sur ces axes est quantifié, un trafic trop élevé augmente la pollution et l'usure.</text:p>
      <text:p text:style-name="Standard"/>
      <text:p text:style-name="Standard"/>
      <text:p text:style-name="Standard"><text:span text:style-name="T3">3.4.10<text:tab/>Pollution / Criminalité</text:span></text:p>
      <text:p text:style-name="P4"/>
      <text:p text:style-name="Standard"><text:span text:style-name="T6">La criminalité et la pollution sont deux facteurs apparaissant avec l'augmentation de la population et/ou des infrastructures.</text:span></text:p>
      <text:p text:style-name="Standard"><text:span text:style-name="T6">Ces facteurs réduisent la croissance de la population de la ville. Ils sont modulables grâces aux stations de police et aux parcs.</text:span></text:p>
      <text:p text:style-name="P4"/>
      <text:p text:style-name="Standard"><text:span text:style-name="T3">3.4.11<text:tab/>Sauvegarde et chargement de partie</text:span></text:p>
      <text:p text:style-name="P4"/>
      <text:p text:style-name="Standard">On a la possibilité de sauvegarder les paramètres d'une partie en cours puis de fermer le jeu et ensuite de pouvoir la charger ultérieurement.</text:p>
      <text:p text:style-name="P4"/>
      <text:p text:style-name="Standard"><text:span text:style-name="T3">3.4.12<text:tab/>Affichage</text:span></text:p>
      <text:p text:style-name="P4"/>
      <text:p text:style-name="P4"/>
      <text:p text:style-name="Standard">Une mini-carte représentant la ville dans sa globalité sera visible dans le jeu ainsi que des graphiques de statistiques d'évaluation de la ville en fonction du temps.</text:p>
      <text:p text:style-name="Standard"/>
      <text:p text:style-name="Standard"/>
      <text:list xml:id="list31686238" text:style-name="WWNum14">
        <text:list-item>
          <text:p text:style-name="P16"><text:span text:style-name="T8">Contraintes</text:span></text:p>
        </text:list-item>
      </text:list>
      <text:p text:style-name="Standard"/>
      <text:p text:style-name="Standard"/>
      <text:list xml:id="list31663099" text:style-name="WWNum15">
        <text:list-item>
          <text:list>
            <text:list-item>
              <text:p text:style-name="P17"><text:span text:style-name="T3">Contraintes de coûts</text:span></text:p>
            </text:list-item>
          </text:list>
        </text:list-item>
      </text:list>
      <text:p text:style-name="Standard"/>
      <text:p text:style-name="Standard"/>
      <text:p text:style-name="Standard">Ce logiciel n'a pas vocation à être lucratif. Il sera développé de manière Open Source, sans licences.</text:p>
      <text:p text:style-name="Standard"/>
      <text:p text:style-name="Standard"/>
      <text:p text:style-name="Standard"><text:span text:style-name="T3">4.2 Contraintes de délais</text:span></text:p>
      <text:p text:style-name="P4"/>
      <text:p text:style-name="Standard"/>
      <text:p text:style-name="Standard"/>
      <text:p text:style-name="P18"><text:tab/>Ce logiciel devra être opérationnel pour la soutenance prévue en Janvier 2014, ce qui correspond à la fin du premier semestre universitaire.</text:p>
      <text:p text:style-name="P18"/>
      <text:p text:style-name="P18"><text:tab/>Le déroulement spécifique est vu plus en détail dans la partie suivante.</text:p>
      <text:p text:style-name="P18"/>
      <text:p text:style-name="P18"/>
      <text:p text:style-name="P18"/>
      <text:p text:style-name="P3"/>
      <text:p text:style-name="Standard"><text:soft-page-break/><text:span text:style-name="T2">4.3 Contraintes d'implémentation</text:span></text:p>
      <text:p text:style-name="P4"/>
      <text:p text:style-name="Standard"/>
      <text:p text:style-name="P18"><text:tab/>Ce logiciel doit être développé dans le langage de programmation Scala. Il peut faire appel à des librairies Java compatibles, par exemple JCurses.</text:p>
      <text:p text:style-name="Standard"/>
      <text:p text:style-name="Standard"><text:s/></text:p>
      <text:p text:style-name="Standard"><text:span text:style-name="T2">4.4 Déroulement du projet</text:span></text:p>
      <text:p text:style-name="Standard"><text:tab/></text:p>
      <text:p text:style-name="Standard">Ce projet se décompose en plusieurs phases :</text:p>
      <text:p text:style-name="Standard"/>
      <text:p text:style-name="Standard">-Spécification, qui donne lieu à ce cahier des charges.</text:p>
      <text:p text:style-name="Standard"/>
      <text:p text:style-name="Standard">-Définition de l'architecture sous formes de diagrammes de classe UML ou d'autres diagrammes dont les choix sont justifiés, contenant :</text:p>
      <text:p text:style-name="Standard"/>
      <text:p text:style-name="Standard"><text:tab/><text:tab/>-une interprétation du sujet de manière informelle</text:p>
      <text:p text:style-name="Standard"><text:tab/><text:tab/>-une définition des concepts de modélisation utilisés</text:p>
      <text:p text:style-name="Standard"><text:tab/><text:tab/>-une description de l'architecture (contenant diagrammes et justifications)</text:p>
      <text:p text:style-name="Standard"><text:tab/><text:tab/>-une liste des extensions envisagées permises par cette architecture.</text:p>
      <text:p text:style-name="Standard">Un rendu est attendu pour le 28 octobre 2013.</text:p>
      <text:p text:style-name="Standard"/>
      <text:p text:style-name="Standard">-Une première ébauche de l'implémentation (<text:span text:style-name="T11">skeleton</text:span>), contenant les abstractions de l'architecture et une ébauche de l'interface utilisateur.</text:p>
      <text:p text:style-name="Standard">Un rendu est attendu pour le 4 novembre 2013.</text:p>
      <text:p text:style-name="Standard"/>
      <text:p text:style-name="Standard">-Implémentation et test, débouchant sur un prototype fonctionnel et testé du logiciel.</text:p>
      <text:p text:style-name="Standard">Un rendu est attendu pour le 18 novembre 2013.</text:p>
      <text:p text:style-name="Standard"/>
      <text:p text:style-name="Standard">Enfin, une soutenance en janvier permettra de présenter la version finale du projet.</text:p>
      <text:p text:style-name="Standard"/>
      <text:p text:style-name="Standard"/>
      <text:p text:style-name="Standard"><text:span text:style-name="T7">5.<text:tab/>Propriétés non fonctionnelles</text:span></text:p>
      <text:p text:style-name="Standard"/>
      <text:p text:style-name="Standard"/>
      <text:p text:style-name="Standard">-Le jeu doit être programmé en Scala</text:p>
      <text:p text:style-name="Standard"/>
      <text:p text:style-name="Standard">-Le jeu doit être compatible avec les systèmes d'exploitation Linux et/ou Windows</text:p>
      <text:p text:style-name="Standard"/>
      <text:p text:style-name="Standard">-Le joueur interagit avec la carte par le biais d'une interface ergonomique et adaptée</text:p>
      <text:p text:style-name="Standard"/>
      <text:p text:style-name="Standard">-Possibilité de changer la difficulté du jeu au cours de la partie</text:p>
      <text:p text:style-name="Standard"/>
      <text:p text:style-name="Standard">-Disponibilité d'un fichier d'aide ainsi qu'un manuel d'utilis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OpenSymbol2" style:font-name-complex="OpenSymbo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5"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lvain Carpentier</meta:initial-creator>
    <dc:creator>Sylvain Carpentier</dc:creator>
    <meta:editing-cycles>22</meta:editing-cycles>
    <meta:print-date>2013-10-14T16:41:00</meta:print-date>
    <meta:creation-date>2013-10-14T14:27:00</meta:creation-date>
    <dc:date>2013-10-21T12:03:19.16</dc:date>
    <meta:editing-duration>PT1M22S</meta:editing-duration>
    <meta:generator>OpenOffice.org/3.3$Win32 OpenOffice.org_project/330m20$Build-9567</meta:generator>
    <meta:document-statistic meta:table-count="0" meta:image-count="0" meta:object-count="0" meta:page-count="7" meta:paragraph-count="146" meta:word-count="1528" meta:character-count="993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